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Alt_Plot">
        <table:shapes>
          <draw:frame draw:id="id0" draw:name="Chart 1" draw:style-name="a0" draw:z-index="1" style:rel-height="scale" style:rel-width="scale" svg:height="6.88048in" svg:width="9.47551in" svg:x="0in" svg:y="0in">
            <draw:object xlink:actuate="onLoad" xlink:href="Object 1/" xlink:show="embed" xlink:type="simple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Alt_Data" table:style-name="ta1">
        <table:table-column table:default-cell-style-name="ce1" table:number-columns-repeated="16384" table:style-name="co1"/>
        <table:table-row table:style-name="ro1">
          <table:table-cell office:value-type="string" table:style-name="ce1">
            <text:p>Altitude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Temperatu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t</text:p>
          </table:table-cell>
          <table:table-cell office:value-type="string" table:style-name="ce1">
            <text:p>psia</text:p>
          </table:table-cell>
          <table:table-cell office:value-type="string" table:style-name="ce1">
            <text:p>degR</text:p>
          </table:table-cell>
          <table:table-cell table:number-columns-repeated="16381"/>
        </table:table-row>
        <table:table-row table:style-name="ro1">
          <table:table-cell office:value="0.0" office:value-type="float" table:style-name="ce1">
            <text:p>0</text:p>
          </table:table-cell>
          <table:table-cell office:value="14.7" office:value-type="float" table:style-name="ce1">
            <text:p>14.7</text:p>
          </table:table-cell>
          <table:table-cell office:value="518.7" office:value-type="float" table:style-name="ce1">
            <text:p>518.7</text:p>
          </table:table-cell>
          <table:table-cell table:number-columns-repeated="16381"/>
        </table:table-row>
        <table:table-row table:style-name="ro1">
          <table:table-cell office:value="5000.0" office:value-type="float" table:style-name="ce1">
            <text:p>5000</text:p>
          </table:table-cell>
          <table:table-cell office:value="12.23" office:value-type="float" table:style-name="ce1">
            <text:p>12.23</text:p>
          </table:table-cell>
          <table:table-cell office:value="500.8" office:value-type="float" table:style-name="ce1">
            <text:p>500.8</text:p>
          </table:table-cell>
          <table:table-cell table:number-columns-repeated="16381"/>
        </table:table-row>
        <table:table-row table:style-name="ro1">
          <table:table-cell office:value="10000.0" office:value-type="float" table:style-name="ce1">
            <text:p>10000</text:p>
          </table:table-cell>
          <table:table-cell office:value="10.11" office:value-type="float" table:style-name="ce1">
            <text:p>10.11</text:p>
          </table:table-cell>
          <table:table-cell office:value="483.0" office:value-type="float" table:style-name="ce1">
            <text:p>483</text:p>
          </table:table-cell>
          <table:table-cell table:number-columns-repeated="16381"/>
        </table:table-row>
        <table:table-row table:style-name="ro1">
          <table:table-cell office:value="60000.0" office:value-type="float" table:style-name="ce1">
            <text:p>60000</text:p>
          </table:table-cell>
          <table:table-cell office:value="1.04" office:value-type="float" table:style-name="ce1">
            <text:p>1.04</text:p>
          </table:table-cell>
          <table:table-cell office:value="390.0" office:value-type="float" table:style-name="ce1">
            <text:p>390</text:p>
          </table:table-cell>
          <table:table-cell table:number-columns-repeated="1638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09-20T03:47:57</meta:creation-date>
    <dc:date>2015-09-20T03:47:57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2" svg:stroke-width="0.01042in" svg:stroke-color="#000000" svg:stroke-opacity="100%" draw:stroke-linejoin="round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4" svg:stroke-width="0.01042in" svg:stroke-color="#000000" svg:stroke-opacity="100%" draw:stroke-linejoin="round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</office:automatic-styles>
  <office:body>
    <office:chart>
      <chart:chart chart:class="chart:scatter" svg:height="495.3947244094488pt" svg:width="682.2368503937008pt" chart:style-name="Crt0">
        <chart:title chart:style-name="CT00">
          <text:p text:style-name="a0" text:class-names="" text:cond-style-name="">Pressure vs Altitud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Altitude (feet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3" text:class-names="" text:cond-style-name="">Pressure (psia)</text:p>
            </chart:title>
            <chart:grid chart:class="major" chart:style-name="GMa1"/>
          </chart:axis>
          <chart:series chart:label-cell-address="Alt_Data.$B$1" chart:values-cell-range-address="Alt_Data.$B$3:.$B$6" chart:class="chart:scatter" chart:attached-axis="primary-y" chart:style-name="G0S0">
            <chart:domain table:cell-range-address="Alt_Data.$A$3:.$A$6"/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2" draw:display-name="SysDash" draw:style="rect" draw:dots1="1" draw:dots1-length="0.01042in" draw:dots2="0" draw:dots2-length="0in" draw:distance="0.01042in"/>
    <draw:stroke-dash draw:name="a4" draw:display-name="SysDash" draw:style="rect" draw:dots1="1" draw:dots1-length="0.01042in" draw:dots2="0" draw:dots2-length="0in" draw:distance="0.01042in"/>
  </office:styles>
</office:document-styles>
</file>